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JetBrains Mono" svg:font-family="'JetBrains Mono', monospace"/>
    <style:font-face style:name="Arial2"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master-page-name="Standard">
      <style:paragraph-properties style:page-number="auto"/>
    </style:style>
    <style:style style:name="P3" style:family="paragraph" style:parent-style-name="List_20_Paragraph" style:list-style-name="WWNum1"/>
    <style:style style:name="P4" style:family="paragraph" style:parent-style-name="List_20_Paragraph" style:list-style-name="WWNum4"/>
    <style:style style:name="P5" style:family="paragraph" style:parent-style-name="Preformatted_20_Text">
      <style:paragraph-properties fo:background-color="#2b2b2b">
        <style:background-image/>
      </style:paragraph-properties>
      <style:text-properties fo:color="#808080" style:font-name="JetBrains Mono" fo:font-size="9.80000019073486pt"/>
    </style:style>
    <style:style style:name="P6" style:family="paragraph" style:parent-style-name="Preformatted_20_Text">
      <style:paragraph-properties fo:background-color="#2b2b2b">
        <style:background-image/>
      </style:paragraph-properties>
      <style:text-properties fo:color="#e8bf6a" style:font-name="JetBrains Mono" fo:font-size="9.80000019073486pt"/>
    </style:style>
    <style:style style:name="P7" style:family="paragraph" style:parent-style-name="Preformatted_20_Text">
      <style:paragraph-properties fo:background-color="#2b2b2b">
        <style:background-image/>
      </style:paragraph-properties>
      <style:text-properties fo:color="#a9b7c6"/>
    </style:style>
    <style:style style:name="P8" style:family="paragraph" style:parent-style-name="Preformatted_20_Text">
      <style:paragraph-properties fo:margin-top="0cm" fo:margin-bottom="0.499cm" fo:background-color="#2b2b2b">
        <style:background-image/>
      </style:paragraph-properties>
      <style:text-properties fo:color="#e8bf6a" style:font-name="JetBrains Mono" fo:font-size="9.80000019073486pt"/>
    </style:style>
    <style:style style:name="P9" style:family="paragraph" style:parent-style-name="Preformatted_20_Text">
      <style:paragraph-properties fo:break-before="page" fo:background-color="#2b2b2b">
        <style:background-image/>
      </style:paragraph-properties>
      <style:text-properties fo:color="#808080" style:font-name="JetBrains Mono" fo:font-size="9.80000019073486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e8bf6a"/>
    </style:style>
    <style:style style:name="T4" style:family="text">
      <style:text-properties fo:color="#e8bf6a" style:font-name="JetBrains Mono" fo:font-size="9.80000019073486pt"/>
    </style:style>
    <style:style style:name="T5" style:family="text">
      <style:text-properties style:font-name="JetBrains Mono" fo:font-size="9.8000001907348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antander Corporate &amp; Investment Banking (FX)</text:span></text:p>
      <text:p text:style-name="Standard"><text:span text:style-name="T1">QA Java Developer 2021 - Market Price Handler Test Exercise</text:span></text:p>
      <text:p text:style-name="Standard"><text:span text:style-name="T1">Functional requirement:</text:span></text:p>
      <text:p text:style-name="Standard">We would like to connect to a FX price feed of spot prices from the market. With each price, we want to modify it by applying a margin adjustment to each price (like commission). </text:p>
      <text:p text:style-name="Standard">With the new price, we then want to make this available to clients/components so they can get the <text:span text:style-name="T2">latest price</text:span> for an instrument whenever they ask for it (history is not required).</text:p>
      <text:p text:style-name="Standard">You can imagine that there could be a UI to show this price to a real user, but in this exercise, you do not need to write a UI, typically a colleague would be working on this part.</text:p>
      <text:p text:style-name="Standard">The definition of a Price consists of unique id, instrument name, bid, ask and timestamp. You can assume that the Bid means the sell price (which is lower) and the Ask is the buy price (which is higher).</text:p>
      <text:p text:style-name="Standard">The market price feed will be given to you in CSV format line by line for EUR/USD, GBP/USD and EUR/JPY, e.g. here are some individual messages (each message could have 1 or more lines in it):</text:p>
      <text:p text:style-name="List_20_Paragraph">106, EUR/USD, 1.1000,1.2000,01-06-2020 12:01:01:001</text:p>
      <text:p text:style-name="List_20_Paragraph">…</text:p>
      <text:p text:style-name="List_20_Paragraph">107, EUR/JPY, 119.60,119.90,01-06-2020 12:01:02:002</text:p>
      <text:p text:style-name="List_20_Paragraph">…</text:p>
      <text:p text:style-name="List_20_Paragraph">108, GBP/USD, 1.2500,1.2560,01-06-2020 12:01:02:002</text:p>
      <text:p text:style-name="List_20_Paragraph">…</text:p>
      <text:p text:style-name="List_20_Paragraph">109, GBP/USD, 1.2499,1.2561,01-06-2020 12:01:02:100</text:p>
      <text:p text:style-name="List_20_Paragraph">…</text:p>
      <text:p text:style-name="List_20_Paragraph">110, EUR/JPY, 119.61,119.91,01-06-2020 12:01:02:110</text:p>
      <text:p text:style-name="P1"/>
      <text:p text:style-name="Standard"><text:span text:style-name="T1">Other information:</text:span></text:p>
      <text:list xml:id="list8958947651278825048" text:style-name="WWNum1">
        <text:list-item>
          <text:p text:style-name="P3">Each message is a CSV string (see above format).</text:p>
        </text:list-item>
        <text:list-item>
          <text:p text:style-name="P3">With an incoming price, each will be processed with a margin (add commission) function, assume it is simply <text:s/>-0.1% on bid, +0.1% on ask (subtract from bid, add to ask). </text:p>
        </text:list-item>
        <text:list-item>
          <text:p text:style-name="P3">Adjusted price will be published to REST endpoint (just show where the endpoint will be, do not need to implement a webserver).</text:p>
        </text:list-item>
      </text:list>
      <text:p text:style-name="P1"/>
      <text:p text:style-name="Standard"><text:soft-page-break/><text:span text:style-name="T1">Task</text:span>:</text:p>
      <text:p text:style-name="Standard">Use test frameworks of your choice to test the following:</text:p>
      <text:list xml:id="list304646313495704643" text:style-name="WWNum4">
        <text:list-item>
          <text:p text:style-name="P4">That the prices are being processed in sequence and that none are missing</text:p>
        </text:list-item>
        <text:list-item>
          <text:p text:style-name="P4">That only the latest price for a given instrument is stored (client should not be able to see older prices if a newer one has already been received)</text:p>
        </text:list-item>
        <text:list-item>
          <text:p text:style-name="P4">Validate each price to ensure that bid &lt; ask and that the commission has been applied correctly</text:p>
        </text:list-item>
        <text:list-item>
          <text:p text:style-name="P4">Please summarise a strategy of how this could be tested end-end?</text:p>
        </text:list-item>
      </text:list>
      <text:p text:style-name="Standard"/>
      <text:p text:style-name="Standard">Please spend up to 2 hours on the task. Provide java code files in a text document, zip or github. <text:s/>If you make any assumptions, please add comments in the code or into the document.</text:p>
      <text:p text:style-name="Standard">&lt;End&gt;</text:p>
      <text:p text:style-name="Standard">Feature: Prices processed in sequence and that none are missing</text:p>
      <text:p text:style-name="Standard">Scenario: Validation of prices in sequence</text:p>
      <text:p text:style-name="Standard">Given <text:s/>FX price feed of spot prices from the market is connected</text:p>
      <text:p text:style-name="Standard">When price is picked </text:p>
      <text:p text:style-name="Standard">Then prices are in sequence</text:p>
      <text:p text:style-name="Standard">Scenario: Validation of price missing feed rejected</text:p>
      <text:p text:style-name="Standard">Given <text:s/>FX price feed of spot prices from the market is connected</text:p>
      <text:p text:style-name="Standard">When price is picked </text:p>
      <text:p text:style-name="Standard">Then feed is rejected for missing price</text:p>
      <text:p text:style-name="Standard"/>
      <text:p text:style-name="Standard">Scenario: Validation of price feed accepted </text:p>
      <text:p text:style-name="Standard">Given <text:s/>FX price feed of spot prices from the market is connected</text:p>
      <text:p text:style-name="Standard">When price is picked </text:p>
      <text:p text:style-name="Standard">Then feed is accepted for correct price</text:p>
      <text:p text:style-name="Standard"/>
      <text:p text:style-name="Standard">Feature: Latest price for a given instrument is used</text:p>
      <text:p text:style-name="Standard">Scenario: Validation of latest instrument price picked </text:p>
      <text:p text:style-name="Standard"><text:soft-page-break/>Given <text:s/>FX price feed of spot prices from the market is connected</text:p>
      <text:p text:style-name="Standard">When price is picked for an instrument</text:p>
      <text:p text:style-name="Standard">Then price picked is latest</text:p>
      <text:p text:style-name="Standard">And old price is not considered</text:p>
      <text:p text:style-name="Standard"/>
      <text:p text:style-name="Standard">Feature: Validate each price to ensure that bid &lt; ask</text:p>
      <text:p text:style-name="Standard">Scenario: Validation of bid price less than </text:p>
      <text:p text:style-name="Standard">Given FX price feed of spot prices from the market is connected</text:p>
      <text:p text:style-name="Standard">When price is picked for an instrument</text:p>
      <text:p text:style-name="Standard">Then bid price is less than ask price</text:p>
      <text:p text:style-name="Standard"/>
      <text:p text:style-name="Standard">Feature: Validate correct commission applied </text:p>
      <text:p text:style-name="Standard">Scenario: Validation of commision calcualtion as per rule</text:p>
      <text:p text:style-name="Standard">Given FX price feed of spot prices from the market is connected</text:p>
      <text:p text:style-name="Standard">When price is picked for an instrument</text:p>
      <text:p text:style-name="Standard">And commission calculated</text:p>
      <text:p text:style-name="Standard">Then commission is as per rule</text:p>
      <text:p text:style-name="Standard"/>
      <text:p text:style-name="Standard">Feature: End to End test</text:p>
      <text:p text:style-name="Standard">Scenario: Validation of prices</text:p>
      <text:p text:style-name="Standard">Given FX price feed of spot prices from the market is connected</text:p>
      <text:p text:style-name="Standard">When price is picked for an instrument</text:p>
      <text:p text:style-name="Standard">Then the instrument latest price is picked</text:p>
      <text:p text:style-name="Standard">And price is rejected for any missing price</text:p>
      <text:p text:style-name="Standard">And commission is calculated as per rule</text:p>
      <text:p text:style-name="P9">&lt;!-- https://mvnrepository.com/artifact/org.apache.poi/poi --&gt;</text:p>
      <text:p text:style-name="P6">&lt;dependency&gt;</text:p>
      <text:p text:style-name="P7"><text:span text:style-name="T3"><text:s text:c="4"/></text:span><text:span text:style-name="T4">&lt;groupId&gt;</text:span><text:span text:style-name="T5">org.apache.poi</text:span><text:span text:style-name="T4">&lt;/groupId&gt;</text:span></text:p>
      <text:p text:style-name="P7"><text:span text:style-name="T3"><text:s text:c="4"/></text:span><text:span text:style-name="T4">&lt;artifactId&gt;</text:span><text:span text:style-name="T5">poi</text:span><text:span text:style-name="T4">&lt;/artifactId&gt;</text:span></text:p>
      <text:p text:style-name="P7"><text:span text:style-name="T3"><text:s text:c="4"/></text:span><text:span text:style-name="T4">&lt;version&gt;</text:span><text:span text:style-name="T5">4.1.1</text:span><text:span text:style-name="T4">&lt;/version&gt;</text:span></text:p>
      <text:p text:style-name="P6">&lt;/dependency&gt;</text:p>
      <text:p text:style-name="P5">&lt;!-- https://mvnrepository.com/artifact/org.apache.poi/poi-ooxml --&gt;</text:p>
      <text:p text:style-name="P6">&lt;dependency&gt;</text:p>
      <text:p text:style-name="P7"><text:span text:style-name="T3"><text:s text:c="4"/></text:span><text:span text:style-name="T4">&lt;groupId&gt;</text:span><text:span text:style-name="T5">org.apache.poi</text:span><text:span text:style-name="T4">&lt;/groupId&gt;</text:span></text:p>
      <text:p text:style-name="P7"><text:span text:style-name="T3"><text:s text:c="4"/></text:span><text:span text:style-name="T4">&lt;artifactId&gt;</text:span><text:span text:style-name="T5">poi-ooxml</text:span><text:span text:style-name="T4">&lt;/artifactId&gt;</text:span></text:p>
      <text:p text:style-name="P7"><text:span text:style-name="T3"><text:s text:c="4"/></text:span><text:span text:style-name="T4">&lt;version&gt;</text:span><text:span text:style-name="T5">4.1.1</text:span><text:span text:style-name="T4">&lt;/version&gt;</text:span></text:p>
      <text:p text:style-name="P6">&lt;/dependency&gt;</text:p>
      <text:p text:style-name="P5">&lt;!-- https://mvnrepository.com/artifact/commons-io/commons-io --&gt;</text:p>
      <text:p text:style-name="P6">&lt;dependency&gt;</text:p>
      <text:p text:style-name="P7"><text:span text:style-name="T3"><text:s text:c="4"/></text:span><text:span text:style-name="T4">&lt;groupId&gt;</text:span><text:span text:style-name="T5">commons-io</text:span><text:span text:style-name="T4">&lt;/groupId&gt;</text:span></text:p>
      <text:p text:style-name="P7"><text:span text:style-name="T3"><text:s text:c="4"/></text:span><text:span text:style-name="T4">&lt;artifactId&gt;</text:span><text:span text:style-name="T5">commons-io</text:span><text:span text:style-name="T4">&lt;/artifactId&gt;</text:span></text:p>
      <text:p text:style-name="P7"><text:span text:style-name="T3"><text:s text:c="4"/></text:span><text:span text:style-name="T4">&lt;version&gt;</text:span><text:span text:style-name="T5">2.6</text:span><text:span text:style-name="T4">&lt;/version&gt;</text:span></text:p>
      <text:p text:style-name="P6">&lt;/dependency&gt;</text:p>
      <text:p text:style-name="P6">&lt;dependency&gt;</text:p>
      <text:p text:style-name="P7"><text:span text:style-name="T3"><text:s text:c="4"/></text:span><text:span text:style-name="T4">&lt;groupId&gt;</text:span><text:span text:style-name="T5">org.apache.poi</text:span><text:span text:style-name="T4">&lt;/groupId&gt;</text:span></text:p>
      <text:p text:style-name="P7"><text:span text:style-name="T3"><text:s text:c="4"/></text:span><text:span text:style-name="T4">&lt;artifactId&gt;</text:span><text:span text:style-name="T5">poi-ooxml-schemas</text:span><text:span text:style-name="T4">&lt;/artifactId&gt;</text:span></text:p>
      <text:p text:style-name="P7"><text:span text:style-name="T3"><text:s text:c="4"/></text:span><text:span text:style-name="T4">&lt;version&gt;</text:span><text:span text:style-name="T5">4.1.1</text:span><text:span text:style-name="T4">&lt;/version&gt;</text:span></text:p>
      <text:p text:style-name="P6">&lt;/dependency&gt;</text:p>
      <text:p text:style-name="P6">&lt;dependency&gt;</text:p>
      <text:p text:style-name="P7"><text:span text:style-name="T3"><text:s text:c="4"/></text:span><text:span text:style-name="T4">&lt;groupId&gt;</text:span><text:span text:style-name="T5">org.apache.poi</text:span><text:span text:style-name="T4">&lt;/groupId&gt;</text:span></text:p>
      <text:p text:style-name="P7"><text:span text:style-name="T3"><text:s text:c="4"/></text:span><text:span text:style-name="T4">&lt;artifactId&gt;</text:span><text:span text:style-name="T5">poi-scratchpad</text:span><text:span text:style-name="T4">&lt;/artifactId&gt;</text:span></text:p>
      <text:p text:style-name="P7"><text:span text:style-name="T3"><text:s text:c="4"/></text:span><text:span text:style-name="T4">&lt;version&gt;</text:span><text:span text:style-name="T5">4.1.1</text:span><text:span text:style-name="T4">&lt;/version&gt;</text:span></text:p>
      <text:p text:style-name="P6">&lt;/dependency&gt;</text:p>
      <text:p text:style-name="P6">&lt;dependency&gt;</text:p>
      <text:p text:style-name="P7"><text:span text:style-name="T3"><text:s text:c="4"/></text:span><text:span text:style-name="T4">&lt;groupId&gt;</text:span><text:span text:style-name="T5">org.apache.poi</text:span><text:span text:style-name="T4">&lt;/groupId&gt;</text:span></text:p>
      <text:p text:style-name="P7"><text:span text:style-name="T3"><text:s text:c="4"/></text:span><text:span text:style-name="T4">&lt;artifactId&gt;</text:span><text:span text:style-name="T5">openxml4j</text:span><text:span text:style-name="T4">&lt;/artifactId&gt;</text:span></text:p>
      <text:p text:style-name="P7"><text:span text:style-name="T3"><text:s text:c="4"/></text:span><text:span text:style-name="T4">&lt;version&gt;</text:span><text:span text:style-name="T5">1.0-beta</text:span><text:span text:style-name="T4">&lt;/version&gt;</text:span></text:p>
      <text:p text:style-name="P6">&lt;/dependency&gt;</text:p>
      <text:p text:style-name="P6">&lt;dependency&gt;</text:p>
      <text:p text:style-name="P7"><text:span text:style-name="T3"><text:s text:c="4"/></text:span><text:span text:style-name="T4">&lt;groupId&gt;</text:span><text:span text:style-name="T5">org.seleniumhq.selenium</text:span><text:span text:style-name="T4">&lt;/groupId&gt;</text:span></text:p>
      <text:p text:style-name="P7"><text:span text:style-name="T3"><text:s text:c="4"/></text:span><text:span text:style-name="T4">&lt;artifactId&gt;</text:span><text:span text:style-name="T5">selenium-java</text:span><text:span text:style-name="T4">&lt;/artifactId&gt;</text:span></text:p>
      <text:p text:style-name="P7"><text:span text:style-name="T3"><text:s text:c="4"/></text:span><text:span text:style-name="T4">&lt;version&gt;</text:span><text:span text:style-name="T5">3.141.59</text:span><text:span text:style-name="T4">&lt;/version&gt;</text:span></text:p>
      <text:p text:style-name="P6">&lt;/dependency&gt;</text:p>
      <text:p text:style-name="P6">&lt;dependency&gt;</text:p>
      <text:p text:style-name="P7"><text:span text:style-name="T3"><text:s text:c="4"/></text:span><text:span text:style-name="T4">&lt;groupId&gt;</text:span><text:span text:style-name="T5">io.github.bonigarcia</text:span><text:span text:style-name="T4">&lt;/groupId&gt;</text:span></text:p>
      <text:p text:style-name="P7"><text:span text:style-name="T3"><text:s text:c="4"/></text:span><text:span text:style-name="T4">&lt;artifactId&gt;</text:span><text:span text:style-name="T5">webdrivermanager</text:span><text:span text:style-name="T4">&lt;/artifactId&gt;</text:span></text:p>
      <text:p text:style-name="P7"><text:span text:style-name="T3"><text:s text:c="4"/></text:span><text:span text:style-name="T4">&lt;version&gt;</text:span><text:span text:style-name="T5">3.6.2</text:span><text:span text:style-name="T4">&lt;/version&gt;</text:span></text:p>
      <text:p text:style-name="P7"><text:span text:style-name="T3"><text:s text:c="4"/></text:span><text:span text:style-name="T4">&lt;scope&gt;</text:span><text:span text:style-name="T5">compile</text:span><text:span text:style-name="T4">&lt;/scope&gt;</text:span></text:p>
      <text:p text:style-name="P8">&lt;/dependency&gt;</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JetBrains Mono" svg:font-family="'JetBrains Mono', monospace"/>
    <style:font-face style:name="Arial2"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Default_20_Paragraph_20_Font" style:display-name="Default Paragraph Font" style:family="text"/>
    <style:style style:name="ListLabel_20_1" style:display-name="ListLabel 1" style:family="text">
      <style:text-properties style:font-name-complex="Courier New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0.326cm" fo:margin-right="0.566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u, Humphrey</meta:initial-creator>
    <dc:creator>N W</dc:creator>
    <meta:editing-cycles>8</meta:editing-cycles>
    <meta:creation-date>2020-06-01T11:54:00</meta:creation-date>
    <dc:date>2021-04-28T08:38:31.33</dc:date>
    <meta:editing-duration>PT3M4S</meta:editing-duration>
    <meta:generator>OpenOffice/4.1.9$Win32 OpenOffice.org_project/419m1$Build-9805</meta:generator>
    <meta:document-statistic meta:table-count="0" meta:image-count="0" meta:object-count="0" meta:paragraph-count="110" meta:word-count="736" meta:character-count="5201"/>
    <meta:user-defined meta:name="AppVersion">16.0000</meta:user-defined>
    <meta:user-defined meta:name="Company">Santander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